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6fa5" officeooo:paragraph-rsid="00116f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1: Design Style</text:p>
      <text:p text:style-name="P1"/>
      <text:p text:style-name="P1"><text:tab/>Giving one entity one cohesive responsibility means that every function you write should do one thing and one thing only. Functions that do more than the one thing they were supposed to, only makes the code harder to manage. It also leads to larger chucks of code which are more prone to bugs and also a lot harder to find bugs in. The drawback to this is that you will most likely have a great number of functions, however it is worth it in the long run.</text:p>
      <text:p text:style-name="P1"/>
      <text:p text:style-name="P1"><text:tab/>Hiding information refers to keeping data that is relevant only to the implementation hidden from the user and client. You don't want to expose to much information about how an entity works for a variety of reasons. You want to be able to change how the entity works, leave the interface the same, and have it still work as it did before. If too much information is given to the user, this becomes impossible because the code will need to be changed throughout the user's implementation. The drawbacks are that it makes it difficult to test, however you will often make test and debug functions to combat this issue. Abstraction is hiding information about the implementation from the rest of your code. </text:p>
      <text:p text:style-name="P1"/>
      <text:p text:style-name="P1"><text:tab/>There are a lot of instances in GAM where you may create a struct or class to do some function for your team. If you are careful about using abstraction you will be able to change your implementation of that struct without breaking anyones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en Baca</meta:initial-creator>
    <meta:creation-date>2016-02-07T14:39:52.216554868</meta:creation-date>
    <dc:date>2016-02-07T14:55:16.675041210</dc:date>
    <dc:creator>Damien Baca</dc:creator>
    <meta:editing-duration>PT24S</meta:editing-duration>
    <meta:editing-cycles>1</meta:editing-cycles>
    <meta:document-statistic meta:table-count="0" meta:image-count="0" meta:object-count="0" meta:page-count="1" meta:paragraph-count="4" meta:word-count="258" meta:character-count="1428" meta:non-whitespace-character-count="1170"/>
    <meta:generator>LibreOffice/5.0.3.2$Linux_X86_64 LibreOffice_project/00m0$Build-2</meta:generator>
  </office:meta>
</office:document-meta>
</file>